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921cm" fo:margin-right="0cm" fo:text-indent="0cm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2.498cm" fo:margin-right="0cm" fo:text-indent="0cm" style:auto-text-indent="false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Courier 10 Pitch"/>
    </style:style>
    <style:style style:name="P11" style:family="paragraph" style:parent-style-name="Standard">
      <style:paragraph-properties fo:margin-left="2.498cm" fo:margin-right="0cm" fo:text-indent="0cm" style:auto-text-indent="false" fo:break-before="page"/>
    </style:style>
    <style:style style:name="P12" style:family="paragraph" style:parent-style-name="Standard">
      <style:paragraph-properties fo:margin-left="0.15cm" fo:margin-right="0.018cm" fo:text-indent="0cm" style:auto-text-indent="false" fo:padding="0.049cm" fo:border="0.06pt solid #000000" style:shadow="#808080 0.18cm 0.18cm"/>
      <style:text-properties style:font-name="Courier 10 Pitch"/>
    </style:style>
    <style:style style:name="P13" style:family="paragraph" style:parent-style-name="question">
      <style:text-properties officeooo:rsid="0012ab17" officeooo:paragraph-rsid="0012ab17"/>
    </style:style>
    <style:style style:name="P14" style:family="paragraph" style:parent-style-name="Standard" style:list-style-name="L1">
      <style:paragraph-properties fo:margin-left="1.94cm" fo:margin-right="0cm" fo:text-indent="0cm" style:auto-text-indent="false"/>
    </style:style>
    <style:style style:name="P15" style:family="paragraph" style:parent-style-name="Standard" style:list-style-name="L2">
      <style:paragraph-properties fo:margin-left="1.94cm" fo:margin-right="0cm" fo:text-indent="0cm" style:auto-text-indent="false"/>
    </style:style>
    <style:style style:name="P16" style:family="paragraph" style:parent-style-name="Standard" style:list-style-name="L3">
      <style:paragraph-properties fo:margin-left="1.94cm" fo:margin-right="0cm" fo:text-indent="0cm" style:auto-text-indent="false"/>
    </style:style>
    <style:style style:name="P17" style:family="paragraph" style:parent-style-name="Standard" style:list-style-name="L4">
      <style:paragraph-properties fo:margin-left="3.747cm" fo:margin-right="0cm" fo:text-indent="0cm" style:auto-text-indent="false"/>
      <style:text-properties officeooo:rsid="00161c06" officeooo:paragraph-rsid="00161c06"/>
    </style:style>
    <style:style style:name="P18" style:family="paragraph" style:parent-style-name="Standard" style:list-style-name="L4">
      <style:paragraph-properties fo:margin-left="3.747cm" fo:margin-right="0cm" fo:text-indent="0cm" style:auto-text-indent="false"/>
    </style:style>
    <style:style style:name="P19" style:family="paragraph" style:parent-style-name="Standard" style:list-style-name="L5">
      <style:paragraph-properties fo:margin-left="3.747cm" fo:margin-right="0cm" fo:text-indent="-0.635cm" style:auto-text-indent="false"/>
    </style:style>
    <style:style style:name="P20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982" style:font-weight-asian="bold" style:font-weight-complex="bold"/>
    </style:style>
    <style:style style:name="T3" style:family="text">
      <style:text-properties fo:font-weight="bold" officeooo:rsid="001ce6c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398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a4e4" style:font-style-asian="italic" style:font-weight-asian="bold" style:font-style-complex="italic" style:font-weight-complex="bold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 officeooo:rsid="0013c6e5"/>
    </style:style>
    <style:style style:name="T9" style:family="text">
      <style:text-properties style:font-name="Courier 10 Pitch1" officeooo:rsid="00173982"/>
    </style:style>
    <style:style style:name="T10" style:family="text">
      <style:text-properties style:font-name="Courier 10 Pitch1" officeooo:rsid="0019a4e4"/>
    </style:style>
    <style:style style:name="T11" style:family="text">
      <style:text-properties style:font-name="Courier 10 Pitch1" officeooo:rsid="001ce6c3"/>
    </style:style>
    <style:style style:name="T12" style:family="text">
      <style:text-properties style:font-name="Courier 10 Pitch1" officeooo:rsid="001de824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officeooo:rsid="00173982"/>
    </style:style>
    <style:style style:name="T15" style:family="text">
      <style:text-properties style:font-name="Courier 10 Pitch" officeooo:rsid="0019a4e4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0fa8d7"/>
    </style:style>
    <style:style style:name="T18" style:family="text">
      <style:text-properties officeooo:rsid="0011fda6"/>
    </style:style>
    <style:style style:name="T19" style:family="text">
      <style:text-properties officeooo:rsid="00173982"/>
    </style:style>
    <style:style style:name="T20" style:family="text">
      <style:text-properties officeooo:rsid="0017de05"/>
    </style:style>
    <style:style style:name="T21" style:family="text">
      <style:text-properties officeooo:rsid="0019a4e4"/>
    </style:style>
    <style:style style:name="T22" style:family="text">
      <style:text-properties officeooo:rsid="001b67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20" text:outline-level="4"><text:tab/><text:tab/>S<text:span text:style-name="T19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<text:span text:style-name="T17">Pointeurs, s</text:span>tructures et énumération</text:p>
          </table:table-cell>
        </table:table-row>
        <table:table-row table:style-name="Tableau1.2">
          <table:table-cell table:style-name="Tableau1.A2" office:value-type="string">
            <text:p text:style-name="P2">~ Travaux pratiques les <text:span text:style-name="T18">pointeurs et </text:span>structures</text:p>
          </table:table-cell>
        </table:table-row>
      </table:table>
      <text:p text:style-name="P4">Gestionnaire</text:p>
      <text:h text:style-name="Heading_20_1" text:outline-level="1">Mise en situation</text:h>
      <text:p text:style-name="P3">La personne en charge du complexe sportif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h text:style-name="Heading_20_1" text:outline-level="1">Fonctionnement de l'application</text:h>
      <text:p text:style-name="P5">Les différentes fonctionnalités seront proposées sous forme de menu.</text:p>
      <text:p text:style-name="P5">Si aucune fiche n'est présente, seuls les choix « Ajouter » et « Quitter » devront apparaître.</text:p>
      <text:p text:style-name="P5"/>
      <text:h text:style-name="Heading_20_1" text:outline-level="1">Mise en oeuvre</text:h>
      <text:h text:style-name="Heading_20_2" text:outline-level="2">Énum<text:span text:style-name="T17">é</text:span>ration des activités possibles</text:h>
      <text:p text:style-name="P8">Le complexe sportif propose une liste exhaustive d'activités qui sont:</text:p>
      <text:list xml:id="list1095964663" text:style-name="L1">
        <text:list-item>
          <text:p text:style-name="P14">natation</text:p>
        </text:list-item>
        <text:list-item>
          <text:p text:style-name="P14">basketball</text:p>
        </text:list-item>
        <text:list-item>
          <text:p text:style-name="P14">handball</text:p>
        </text:list-item>
        <text:list-item>
          <text:p text:style-name="P14">squash</text:p>
        </text:list-item>
        <text:list-item>
          <text:p text:style-name="P14">tennis</text:p>
        </text:list-item>
      </text:list>
      <text:list xml:id="list1169646673" text:style-name="Numbering_20_1">
        <text:list-item>
          <text:p text:style-name="question">Proposez un type énumération nommé sport<text:span text:style-name="T20">s</text:span>, pour lister l'ensemble des activités.</text:p>
        </text:list-item>
      </text:list>
      <text:p text:style-name="Standard"/>
      <text:h text:style-name="Heading_20_2" text:outline-level="2">Structure adherent</text:h>
      <text:p text:style-name="P8">Un adhérent est caractérisé par:</text:p>
      <text:list xml:id="list768623527" text:style-name="L2">
        <text:list-item>
          <text:p text:style-name="P15">son nom</text:p>
        </text:list-item>
        <text:list-item>
          <text:p text:style-name="P15">son prénom</text:p>
        </text:list-item>
        <text:list-item>
          <text:p text:style-name="P15">sa date de naissance</text:p>
        </text:list-item>
        <text:list-item>
          <text:p text:style-name="P15">le nombre d'activités</text:p>
        </text:list-item>
        <text:list-item>
          <text:p text:style-name="P15">un tableau des activités possibles (5 au total dans notre cas) de type enum sport</text:p>
        </text:list-item>
        <text:list-item>
          <text:p text:style-name="P15">un numéro de carte (un entier)</text:p>
        </text:list-item>
      </text:list>
      <text:p text:style-name="P8"/>
      <text:p text:style-name="P8">La date de naissance sera de type <text:span text:style-name="T20">typeD</text:span>ate.</text:p>
      <text:p text:style-name="P8">Le type <text:span text:style-name="T20">typeD</text:span>ate (a définir) est composé de trois champs de type entier:</text:p>
      <text:list xml:id="list939486362" text:style-name="L3">
        <text:list-item>
          <text:p text:style-name="P16">jour</text:p>
        </text:list-item>
        <text:list-item>
          <text:p text:style-name="P16">mois </text:p>
        </text:list-item>
        <text:list-item>
          <text:p text:style-name="P16">annee</text:p>
        </text:list-item>
      </text:list>
      <text:list xml:id="list161741639533693" text:continue-list="list1169646673" text:style-name="Numbering_20_1">
        <text:list-item>
          <text:p text:style-name="question">Définissez les types <text:span text:style-name="T20">typeD</text:span>ate et <text:span text:style-name="T20">typeA</text:span>dherent.</text:p>
        </text:list-item>
      </text:list>
      <text:p text:style-name="Standard"/>
      <text:p text:style-name="P7"/>
      <text:h text:style-name="Heading_20_2" text:outline-level="2">Menu</text:h>
      <text:p text:style-name="P6">Le menu des choix se présente de deux façons :</text:p>
      <text:p text:style-name="P6"/>
      <text:p text:style-name="exemple">A : Ajouter une fiche adhérent</text:p>
      <text:p text:style-name="exemple">Q : Quitter</text:p>
      <text:p text:style-name="P6"/>
      <text:p text:style-name="P6">ou, s'il y a déjà des adhérents:</text:p>
      <text:p text:style-name="P6"/>
      <text:p text:style-name="exemple">A : Ajouter une fiche adhérent</text:p>
      <text:p text:style-name="exemple">S : Supprimer une fiche</text:p>
      <text:p text:style-name="exemple">M : Modifier une fiche</text:p>
      <text:p text:style-name="exemple">V : Voir le contenu d'une fiche</text:p>
      <text:p text:style-name="exemple">L : Voir le contenu de l'ensemble des fiches</text:p>
      <text:p text:style-name="exemple">E : Supprimer toutes les fiches</text:p>
      <text:p text:style-name="exemple">Q : Quitter</text:p>
      <text:p text:style-name="P6"/>
      <text:p text:style-name="P6"/>
      <text:p text:style-name="P6"/>
      <text:list xml:id="list161742552273395" text:continue-numbering="true" text:style-name="Numbering_20_1">
        <text:list-item>
          <text:p text:style-name="question">Codez une fonction <text:span text:style-name="T1">affiche</text:span><text:span text:style-name="T3">r</text:span><text:span text:style-name="T1">Menu</text:span> qui réponde au besoin</text:p>
        </text:list-item>
      </text:list>
      <text:p text:style-name="Standard"/>
      <text:h text:style-name="Heading_20_2" text:outline-level="2">Fonctionnalités</text:h>
      <text:p text:style-name="Standard"/>
      <text:list xml:id="list161741266960784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Date</text:span> qui prend en paramètres une date (de type <text:span text:style-name="T21">typeD</text:span>ate) et affiche celle-ci sous la forme JJ/MM/AAAA</text:p>
        </text:list-item>
      </text:list>
      <text:p text:style-name="Standard"/>
      <text:list xml:id="list161741988820775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Activite</text:span> qui prend en paramètre un enum sport et affiche le sport correspondant.</text:p>
        </text:list-item>
      </text:list>
      <text:p text:style-name="Standard"/>
      <text:list xml:id="list161741937705183" text:continue-numbering="true" text:style-name="Numbering_20_1">
        <text:list-item>
          <text:p text:style-name="question">Codez la fonction ayant pour prototype <text:span text:style-name="T4">void affiche</text:span><text:span text:style-name="T5">r</text:span><text:span text:style-name="T4">UnAdherent(</text:span><text:span text:style-name="T6">typeA</text:span><text:span text:style-name="T4">dherent *ad)</text:span> qui affiche les informations relatives à l'adhérent passé en paramètre.</text:p>
        </text:list-item>
      </text:list>
      <text:p text:style-name="Standard"/>
      <text:list xml:id="list161741312916180" text:continue-numbering="true" text:style-name="Numbering_20_1">
        <text:list-item>
          <text:p text:style-name="question">Codez <text:s/>la fonction ayant pour prototype <text:span text:style-name="T6">typeA</text:span><text:span text:style-name="T4">dherent *creer</text:span><text:span text:style-name="T5">Un</text:span><text:span text:style-name="T4">Adherent()</text:span> qui va demander les informations relatives à un adhérent et mettre à jour la structure (allouée dynamiquement) correspondante avant de retourner l'adresse de cette dernière.</text:p>
        </text:list-item>
      </text:list>
      <text:p text:style-name="Standard"><text:s/></text:p>
      <text:p text:style-name="P9">Le complexe doit pouvoir gérer jusqu'à 5000 adhérents.</text:p>
      <text:p text:style-name="P9"/>
      <text:p text:style-name="P9">Afin de ne pas surcharger la mémoire, nous utiliserons un tableau de pointeurs de type adherent plutôt qu'un tableau de type adherent.</text:p>
      <text:list xml:id="list161741044930676" text:continue-numbering="true" text:style-name="Numbering_20_1">
        <text:list-item>
          <text:p text:style-name="question">Pour justifier ce choix, donnez la taille en mémoire d'un tableau de pointeur de type <text:span text:style-name="T22">typeA</text:span>dherent et celle d'un tableau de type <text:span text:style-name="T22">typeA</text:span>dherent, chacun ayant 5000 entrées.</text:p>
        </text:list-item>
      </text:list>
      <text:p text:style-name="P9"/>
      <text:list xml:id="list161741758079747" text:continue-numbering="true" text:style-name="Numbering_20_1">
        <text:list-item>
          <text:p text:style-name="question">Déclarez le tableau de pointeurs.</text:p>
        </text:list-item>
      </text:list>
      <text:p text:style-name="P9"/>
      <text:p text:style-name="P9">Pour savoir combien d'adhérents sont actuellement dans le tableau, nous utiliserons une variable <text:span text:style-name="T1">compteurAdherent</text:span> de type entier.</text:p>
      <text:p text:style-name="P9"/>
      <text:list xml:id="list161741806416833" text:continue-numbering="true" text:style-name="Numbering_20_1">
        <text:list-item>
          <text:p text:style-name="question">Déclarez et initialisez cette variable.</text:p>
        </text:list-item>
      </text:list>
      <text:p text:style-name="P9"/>
      <text:p text:style-name="P11"/>
      <text:list xml:id="list161742833177451" text:continue-numbering="true" text:style-name="Numbering_20_1">
        <text:list-item>
          <text:p text:style-name="question">Codez les fonctions suivantes :</text:p>
        </text:list-item>
      </text:list>
      <text:p text:style-name="P9"/>
      <text:p text:style-name="P9"><text:span text:style-name="T7">void affiche</text:span><text:span text:style-name="T9">r</text:span><text:span text:style-name="T11">Les</text:span><text:span text:style-name="T7">Adherent</text:span><text:span text:style-name="T8">s</text:span><text:span text:style-name="T7">(</text:span><text:span text:style-name="T10">typeA</text:span><text:span text:style-name="T7">dherent *</text:span><text:span text:style-name="T12">tab</text:span><text:span text:style-name="T7">[],int nb) </text:span><text:tab/>: Affiche l'ensemble des fiches des adhérents (de la fiche 0 à la fiche nb-1)</text:p>
      <text:list xml:id="list949723960" text:style-name="L4">
        <text:list-item>
          <text:p text:style-name="P17">tab est le tableau de pointeur de type adherent.</text:p>
        </text:list-item>
        <text:list-item>
          <text:p text:style-name="P17">nb est le nombre d'adhérents actuellement dans le tableau.</text:p>
        </text:list-item>
      </text:list>
      <text:p text:style-name="P10"/>
      <text:p text:style-name="P9"><text:span text:style-name="T13">int ajoute</text:span><text:span text:style-name="T14">rUn</text:span><text:span text:style-name="T13">Adherent(</text:span><text:span text:style-name="T15">typeA</text:span><text:span text:style-name="T13">dherent *tab[], int nb)</text:span><text:tab/>: Ajoute un adhérent à l'indice nb et retourne l'indice du prochain adhérent ( → nb+1 )</text:p>
      <text:p text:style-name="P9"/>
      <text:list xml:id="list161741065875148" text:continue-numbering="true" text:style-name="L4">
        <text:list-item>
          <text:p text:style-name="P18">tab est le tableau de pointeur de type adherent.</text:p>
        </text:list-item>
        <text:list-item>
          <text:p text:style-name="P18">nb est le nombre d'adhérents actuellement dans le tableau.</text:p>
        </text:list-item>
      </text:list>
      <text:p text:style-name="P9"/>
      <text:list xml:id="list161741412848466" text:continue-list="list161742833177451" text:style-name="Numbering_20_1">
        <text:list-item>
          <text:p text:style-name="question">Codez la fonction <text:span text:style-name="T4">int supprimerUnAdherent(</text:span><text:span text:style-name="T6">typeA</text:span><text:span text:style-name="T4">dherent *tab[],int nro,int nb) </text:span>telle que:</text:p>
        </text:list-item>
      </text:list>
      <text:p text:style-name="P9"/>
      <text:list xml:id="list1147326687" text:style-name="L5">
        <text:list-item>
          <text:p text:style-name="P19">tab est le tableau des adhérents.</text:p>
        </text:list-item>
        <text:list-item>
          <text:p text:style-name="P19">nro est le numéro de l'adhérent dont la fiche doit être supprimée.</text:p>
        </text:list-item>
        <text:list-item>
          <text:p text:style-name="P19">nb est le nombre d'adhérents actuellement dans le tableau.</text:p>
        </text:list-item>
      </text:list>
      <text:p text:style-name="P9"/>
      <text:p text:style-name="P9">La fonction <text:span text:style-name="T4">supprimerUnAdherent</text:span> doit:</text:p>
      <text:p text:style-name="P12">rechercher l'indice correspondant au numéro de l'adhérent à supprimer</text:p>
      <text:p text:style-name="P12"/>
      <text:p text:style-name="P12">si le numéro d'adhérent a été trouvé</text:p>
      <text:p text:style-name="P12">alors</text:p>
      <text:p text:style-name="P12"><text:tab/>supprimer la fiche</text:p>
      <text:p text:style-name="P12"><text:tab/><text:span text:style-name="T16">décaler tous les adhérents à partir de l'indice de l'adhérent supprimé</text:span></text:p>
      <text:p text:style-name="P12">finsi</text:p>
      <text:p text:style-name="P12"/>
      <text:p text:style-name="P12">retourner le nouveau nombre d'adhérents ( → nb-1 )</text:p>
      <text:p text:style-name="Standard"/>
      <text:p text:style-name="Standard"/>
      <text:list xml:id="list161742200086643" text:continue-list="list161741412848466" text:style-name="Numbering_20_1">
        <text:list-item>
          <text:p text:style-name="question">Codez une fonction permettant de supprimer toutes les fiches.</text:p>
        </text:list-item>
      </text:list>
      <text:p text:style-name="Standard"/>
      <text:p text:style-name="Standard"/>
      <text:list xml:id="list161741326599264" text:continue-numbering="true" text:style-name="Numbering_20_1">
        <text:list-item>
          <text:p text:style-name="question">Codez une fonction permettant de modifier le contenu d'une fiche</text:p>
        </text:list-item>
      </text:list>
      <text:p text:style-name="Standard"/>
      <text:list xml:id="list161742291102367" text:continue-numbering="true" text:style-name="Numbering_20_1">
        <text:list-item>
          <text:p text:style-name="P13">Proposez une solution pour que le nombre d'adhérents ne soit limité que par les capacités de la mach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7T16:17:40.587509922</dc:date>
    <dc:language>en-US</dc:language>
    <meta:editing-cycles>51</meta:editing-cycles>
    <meta:editing-duration>PT17H11M16S</meta:editing-duration>
    <meta:document-statistic meta:table-count="1" meta:image-count="0" meta:object-count="0" meta:page-count="3" meta:paragraph-count="82" meta:word-count="676" meta:character-count="4107" meta:non-whitespace-character-count="3546"/>
    <meta:user-defined meta:name="Info 1"/>
    <meta:user-defined meta:name="Info 2"/>
    <meta:user-defined meta:name="Info 3"/>
    <meta:user-defined meta:name="Info 4"/>
  </office:meta>
</office:document-meta>
</file>